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o stretchy="false">β</mo>
            <mi mathvariant="normal">:</mi>
            <mi mathvariant="italic">paramètre</mi>
            <mi mathvariant="italic">de</mi>
            <mi mathvariant="italic">forme</mi>
            <mi/>
          </mrow>
        </mtd>
      </mtr>
      <mtr>
        <mtd>
          <mrow>
            <mo stretchy="false">η</mo>
            <mi mathvariant="normal">:</mi>
            <mi mathvariant="italic">facteur</mi>
            <mi>d</mi>
            <mi>'</mi>
            <mi mathvariant="italic">échelle</mi>
            <mi/>
          </mrow>
        </mtd>
      </mtr>
      <mtr>
        <mtd>
          <mrow>
            <mo stretchy="false">γ</mo>
            <mi mathvariant="normal">:</mi>
            <mi mathvariant="italic">paramètre</mi>
            <mi mathvariant="italic">de</mi>
            <mi mathvariant="italic">position</mi>
          </mrow>
        </mtd>
      </mtr>
    </mtable>
    <annotation encoding="StarMath 5.0">%beta : paramètre de forme`newline 
%eta : facteur d'échelle`newline
%gamma : paramètre de position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